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ralJGSender.sendAndReceive( LateralElementDescriptor le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LateralJGSender.remove( String cacheName , Serializable key , long request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teralJGSender.update( ICacheElement item , long request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teralJGSender.send( LateralElementDescriptor l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ateralJGSender.removeAll( String cac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JGSender.remove( String cacheName , Serializable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JGSender.ini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LateralJGSender.LateralJGSender( ILateralCacheAttributes lc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teralJGSender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ateralJGSender.removeAll( String cacheName , long request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teralJGSender.dispose( String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